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e3f4" officeooo:paragraph-rsid="0003e3f4"/>
    </style:style>
    <style:style style:name="P2" style:family="paragraph" style:parent-style-name="Standard">
      <style:paragraph-properties fo:text-align="center" style:justify-single-word="false"/>
      <style:text-properties officeooo:rsid="0003e3f4" officeooo:paragraph-rsid="0003e3f4"/>
    </style:style>
    <style:style style:name="P3" style:family="paragraph" style:parent-style-name="Standard">
      <style:paragraph-properties fo:text-align="start" style:justify-single-word="false"/>
      <style:text-properties officeooo:rsid="0006b2be" officeooo:paragraph-rsid="0006b2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ter</text:p>
      <text:p text:style-name="P1"/>
      <text:p text:style-name="P3">I. objectifs, répartition des taches</text:p>
      <text:p text:style-name="P3"/>
      <text:p text:style-name="P3">II. Principe de fonctionnement du jeu, organisation du code</text:p>
      <text:p text:style-name="P3"/>
      <text:p text:style-name="P3">III. Apprentissage des ennemis par reinforcement learn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7:08:51.692293974</meta:creation-date>
    <dc:date>2019-01-21T17:17:26.019822354</dc:date>
    <meta:editing-duration>PT6M5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22" meta:character-count="158" meta:non-whitespace-character-count="140"/>
  </office:meta>
</office:document-meta>
</file>